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740833333333333cm" style:use-optimal-column-width="true"/>
    </style:style>
    <style:style style:name="co2" style:family="table-column">
      <style:table-column-properties fo:break-before="auto" style:column-width="9.286875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ientes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liente</text:p>
          </table:table-cell>
          <table:table-cell table:number-columns-repeated="16382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ADMINISTRACION PROVINCIAL DE ENERGIA</text:p>
          </table:table-cell>
          <table:table-cell table:number-columns-repeated="16382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BARALE Y GHIO S A C I F</text:p>
          </table:table-cell>
          <table:table-cell table:number-columns-repeated="16382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BBC - CODELER - UT</text:p>
          </table:table-cell>
          <table:table-cell table:number-columns-repeated="16382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BOSCO RENE GERMAN</text:p>
          </table:table-cell>
          <table:table-cell table:number-columns-repeated="16382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BUNGE ARGENTINA S A</text:p>
          </table:table-cell>
          <table:table-cell table:number-columns-repeated="16382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CEMENTOS AVELLANEDA S A</text:p>
          </table:table-cell>
          <table:table-cell table:number-columns-repeated="16382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CENTRALES DE LA COSTA ATLANTICA SA</text:p>
          </table:table-cell>
          <table:table-cell table:number-columns-repeated="16382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COFEKA CIA. LTDA.</text:p>
          </table:table-cell>
          <table:table-cell table:number-columns-repeated="16382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CONCRET MIX S.A.</text:p>
          </table:table-cell>
          <table:table-cell table:number-columns-repeated="16382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COOPERATIVA DE PROVISION DE ELECTRICIDAD</text:p>
          </table:table-cell>
          <table:table-cell table:number-columns-repeated="16382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COOPERATIVA LIMITADA DE PROVISION DE SERVICIOS</text:p>
          </table:table-cell>
          <table:table-cell table:number-columns-repeated="16382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CORPORACION LA UNION S.A</text:p>
          </table:table-cell>
          <table:table-cell table:number-columns-repeated="16382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CS SUPPLY INTERNATIONAL, INC</text:p>
          </table:table-cell>
          <table:table-cell table:number-columns-repeated="16382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DIRECCION PROVINCIAL DE ENERGIA DE CORRIENTES</text:p>
          </table:table-cell>
          <table:table-cell table:number-columns-repeated="16382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DISTROCUYO S A</text:p>
          </table:table-cell>
          <table:table-cell table:number-columns-repeated="16382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DOSEN SA</text:p>
          </table:table-cell>
          <table:table-cell table:number-columns-repeated="16382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E.I.C. INGENIERIA SRL</text:p>
          </table:table-cell>
          <table:table-cell table:number-columns-repeated="16382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EDELAR S.A</text:p>
          </table:table-cell>
          <table:table-cell table:number-columns-repeated="16382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EDESUR S A</text:p>
          </table:table-cell>
          <table:table-cell table:number-columns-repeated="16382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EMPRESA DISTRIBUIDORA DE ENERGIA ATLANTICA</text:p>
          </table:table-cell>
          <table:table-cell table:number-columns-repeated="16382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EMPRESA DISTRIBUIDORA LA PLATA SOCIEDAD</text:p>
          </table:table-cell>
          <table:table-cell table:number-columns-repeated="16382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EMPRESA DISTRIBUIDORA Y COMERCIALIZADOR</text:p>
          </table:table-cell>
          <table:table-cell table:number-columns-repeated="16382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EMPRESA DISTRIBUIDORA Y COMERCIALIZADORA</text:p>
          </table:table-cell>
          <table:table-cell table:number-columns-repeated="16382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ENERGIA DE ENTRE RIOS SOCIEDAD ANONIMA</text:p>
          </table:table-cell>
          <table:table-cell table:number-columns-repeated="16382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ENERGIA DE ENTRE RIOS SOCIEDAD ANONIMA (</text:p>
          </table:table-cell>
          <table:table-cell table:number-columns-repeated="16382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ENERSA</text:p>
          </table:table-cell>
          <table:table-cell table:number-columns-repeated="16382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ENOD S A</text:p>
          </table:table-cell>
          <table:table-cell table:number-columns-repeated="16382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G.P. SERVICIOS PETROLEROS SA</text:p>
          </table:table-cell>
          <table:table-cell table:number-columns-repeated="16382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GIECO INGENIERIA Y CONSTRUCCIONES</text:p>
          </table:table-cell>
          <table:table-cell table:number-columns-repeated="16382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GINSA SA</text:p>
          </table:table-cell>
          <table:table-cell table:number-columns-repeated="16382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HUBER EDUARDO ROBERTO</text:p>
          </table:table-cell>
          <table:table-cell table:number-columns-repeated="16382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INELSA SA</text:p>
          </table:table-cell>
          <table:table-cell table:number-columns-repeated="16382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LUZCART S.R.L.</text:p>
          </table:table-cell>
          <table:table-cell table:number-columns-repeated="16382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MAPER S.A.</text:p>
          </table:table-cell>
          <table:table-cell table:number-columns-repeated="16382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MINISTERIO DE AGUA ENERGIA Y MEDIO AMBIENTE</text:p>
          </table:table-cell>
          <table:table-cell table:number-columns-repeated="16382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NAPAL Y MUÂ¥OZ S.A.</text:p>
          </table:table-cell>
          <table:table-cell table:number-columns-repeated="16382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PALACIO ELECTRICO, SRL</text:p>
          </table:table-cell>
          <table:table-cell table:number-columns-repeated="16382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PASTORINI PABLO RICARDO</text:p>
          </table:table-cell>
          <table:table-cell table:number-columns-repeated="16382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PIRO' Y S.A.</text:p>
          </table:table-cell>
          <table:table-cell table:number-columns-repeated="16382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PROOBRA S.A.</text:p>
          </table:table-cell>
          <table:table-cell table:number-columns-repeated="16382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PROYECTOS Y OBRAS AMERICANAS S A</text:p>
          </table:table-cell>
          <table:table-cell table:number-columns-repeated="16382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SHELL - CRUZ DE LORENA UTE</text:p>
          </table:table-cell>
          <table:table-cell table:number-columns-repeated="16382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SHELL - GAS Y PETROLEO DEL NEUQUEN SA -MEDANITO</text:p>
          </table:table-cell>
          <table:table-cell table:number-columns-repeated="16382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SIEMENS MOBILITY SPA</text:p>
          </table:table-cell>
          <table:table-cell table:number-columns-repeated="16382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SIEMENS SOCIEDAD ANONIMA</text:p>
          </table:table-cell>
          <table:table-cell table:number-columns-repeated="16382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SINEC SA</text:p>
          </table:table-cell>
          <table:table-cell table:number-columns-repeated="16382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SINOPEC ARGENTINA EXPLORATION AND PRODUCTION</text:p>
          </table:table-cell>
          <table:table-cell table:number-columns-repeated="16382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SISTEM MELESUR ARGENTINA S.A.U</text:p>
          </table:table-cell>
          <table:table-cell table:number-columns-repeated="16382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TEL 3 S.A.</text:p>
          </table:table-cell>
          <table:table-cell table:number-columns-repeated="16382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THOMAS ELECTRICAL SALES CORP</text:p>
          </table:table-cell>
          <table:table-cell table:number-columns-repeated="16382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TRANSBA SA</text:p>
          </table:table-cell>
          <table:table-cell table:number-columns-repeated="16382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YPF ENERGIA ELECTRICA S.A.</text:p>
          </table:table-cell>
          <table:table-cell table:number-columns-repeated="16382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YPF SOCIEDAD ANONIMA</text:p>
          </table:table-cell>
          <table:table-cell table:number-columns-repeated="16382"/>
        </table:table-row>
        <table:table-row table:number-rows-repeated="104852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VENTAS06</meta:initial-creator>
    <dc:creator>VENTAS06</dc:creator>
    <meta:creation-date>2021-04-08T14:45:00Z</meta:creation-date>
    <dc:date>2021-04-08T15:17:50Z</dc:date>
  </office:meta>
</office:document-meta>
</file>